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Users. La famille "IUSER" permet de faire le lien entre le compte "système" (classe User) et le document (famille IUSER).</text:p>
      <text:p text:style-name="Text_20_body">Un utilisateur est identifié par un numéro unique. Ce numéro est renseigné par l'attribut "us_whatid" du document IUSER. Il correspond à l'attribut "id" de la classe User.</text:p>
      <text:p text:style-name="Text_20_body">Code minimaliste pour créer un utilisateur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fullAdd(<text:span text:style-name="symbol0_5f_php">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h text:style-name="Heading_20_3" text:outline-level="3">Correspondance entre compte User et document IUSER:</text:h>
      <text:p text:style-name="Table_20_Contents">Pour récupérer le compte user à partir du document IUSER :</text:p>
      <text:p text:style-name="Preformatted_20_Text">$user=$userDoc-&gt;getWuser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User: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pan text:style-name="symbol0_5f_php">}</text:span></text:p>
      <text:p text:style-name="Text_20_body"><text:soft-page-break/></text:p>
      <text:p text:style-name="Text_20_body">A l'inverse pour récupérer l'objet documentaire à partir du compte système, vous pouvez utilisez l'attribut "fid".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WUser pour récupérer l'objet User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User</text:p>
          </table:table-cell>
          <table:table-cell table:style-name="Tableau2.B1" office:value-type="string">
            <text:p text:style-name="Table_20_Contents">Document IUSER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User" d'un groupe a toujours son attribut "isgroup" à "Y".</text:p>
      <text:p text:style-name="Text_20_body"/>
      <text:p text:style-name="Text_20_body">Utilisation de</text:p>
      <text:p text:style-name="Text_20_body"/>
      <text:p text:style-name="Text_20_body">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oft-page-break/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getT</text:span>itle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getT</text:span>it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</text:p>
      <text:p text:style-name="Text_20_body"/>
      <text:p text:style-name="Text_20_body">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getT</text:span>itle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getT</text:span>it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User" d'un groupe :User::getUserMember()</text:p>
      <text:p text:style-name="Text_20_body"/>
      <text:p text:style-name="Text_20_body"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WUser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User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oft-page-break/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12:48</meta:creation-date>
    <dc:date>2011-07-26T16:35:07</dc:date>
    <dc:creator>Eric Brison</dc:creator>
    <meta:editing-duration>PT2H36M45S</meta:editing-duration>
    <meta:editing-cycles>19</meta:editing-cycles>
    <meta:generator>LibreOffice/3.3$Linux LibreOffice_project/330m19$Build-202</meta:generator>
    <meta:document-statistic meta:table-count="2" meta:image-count="0" meta:object-count="0" meta:page-count="4" meta:paragraph-count="131" meta:word-count="474" meta:character-count="4262"/>
  </office:meta>
</office:document-meta>
</file>